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2.544cm" fo:min-width="7.1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7.247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1.561cm" fo:min-width="15.629cm"/>
    </style:style>
    <style:style style:name="gr4" style:family="graphic" style:parent-style-name="standard">
      <style:graphic-properties svg:stroke-color="#579d1c" draw:fill-color="#579d1c" draw:textarea-horizontal-align="justify" draw:textarea-vertical-align="middle" draw:auto-grow-height="false" fo:min-height="2.036cm" fo:min-width="5.342cm"/>
    </style:style>
    <style:style style:name="gr5" style:family="graphic" style:parent-style-name="standard">
      <style:graphic-properties svg:stroke-color="#aecf00" draw:fill-color="#aecf00" draw:textarea-horizontal-align="justify" draw:textarea-vertical-align="middle" draw:auto-grow-height="false" fo:min-height="1.655cm" fo:min-width="5.34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669966" draw:fill-color="#669966" draw:textarea-horizontal-align="justify" draw:textarea-vertical-align="middle" draw:auto-grow-height="false" fo:min-height="1.528cm" fo:min-width="13.851cm"/>
    </style:style>
    <style:style style:name="gr8" style:family="graphic" style:parent-style-name="standard">
      <style:graphic-properties svg:stroke-color="#99cc99" draw:fill-color="#99cc99" draw:textarea-horizontal-align="justify" draw:textarea-vertical-align="middle" draw:auto-grow-height="false" fo:min-height="1.655cm" fo:min-width="6.358cm"/>
    </style:style>
    <style:style style:name="gr9" style:family="graphic" style:parent-style-name="standard">
      <style:graphic-properties svg:stroke-color="#66cc99" draw:fill-color="#339966" draw:textarea-horizontal-align="justify" draw:textarea-vertical-align="middle" draw:auto-grow-height="false" fo:min-height="1.401cm" fo:min-width="6.739cm"/>
    </style:style>
    <style:style style:name="gr10" style:family="graphic" style:parent-style-name="standard">
      <style:graphic-properties svg:stroke-color="#00cc00" draw:fill-color="#00cc00" draw:textarea-horizontal-align="justify" draw:textarea-vertical-align="middle" draw:auto-grow-height="false" fo:min-height="1.401cm" fo:min-width="4.326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258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579d1c"/>
      <style:paragraph-properties fo:text-align="center"/>
    </style:style>
    <style:style style:name="P6" style:family="paragraph">
      <loext:graphic-properties draw:fill-color="#aec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9966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loext:graphic-properties draw:fill-color="#339966"/>
      <style:paragraph-properties fo:text-align="center"/>
    </style:style>
    <style:style style:name="P11" style:family="paragraph">
      <loext:graphic-properties draw:fill-color="#00cc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.62cm" svg:height="2.794cm" svg:x="2.905cm" svg:y="5.318cm">
          <text:p text:style-name="P1">SpringBatchLightmin</text:p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747cm" svg:height="2.413cm" svg:x="2.778cm" svg:y="1.381cm">
          <text:p text:style-name="P1">SpringBatchLightmin</text:p>
          <text:p text:style-name="P1">U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" draw:id="id1" draw:layer="layout" svg:width="16.129cm" svg:height="11.811cm" svg:x="11.922cm" svg:y="7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842cm" svg:height="2.286cm" svg:x="12.811cm" svg:y="14.081cm">
          <text:p text:style-name="P1">Spring Batch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842cm" svg:height="1.905cm" svg:x="12.811cm" svg:y="17.383cm">
          <text:p text:style-name="P1">JobRepository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5.478cm" svg:y1="16.367cm" svg:x2="15.478cm" svg:y2="17.383cm">
          <text:p/>
        </draw:line>
        <draw:custom-shape draw:style-name="gr7" draw:text-style-name="P8" draw:layer="layout" svg:width="14.351cm" svg:height="1.778cm" svg:x="12.811cm" svg:y="11.287cm">
          <text:p text:style-name="P1">SpringBatchLightminCor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858cm" svg:height="1.905cm" svg:x="20.304cm" svg:y="17.383cm">
          <text:p text:style-name="P1">JobConfiguration</text:p>
          <text:p text:style-name="P1">Repository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146cm" svg:y1="13.192cm" svg:x2="26.146cm" svg:y2="17.383cm">
          <text:p/>
        </draw:line>
        <draw:custom-shape draw:style-name="gr9" draw:text-style-name="P10" xml:id="id3" draw:id="id3" draw:layer="layout" svg:width="7.239cm" svg:height="1.651cm" svg:x="13.319cm" svg:y="8.62cm">
          <text:p text:style-name="P1">SpringBatchLightmin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002cm" svg:y1="13.065cm" svg:x2="17.002cm" svg:y2="14.081cm">
          <text:p/>
        </draw:line>
        <draw:connector draw:style-name="gr6" draw:text-style-name="P7" draw:layer="layout" svg:x1="11.922cm" svg:y1="13.89cm" svg:x2="6.715cm" svg:y2="8.112cm" draw:start-shape="id1" draw:start-glue-point="3" draw:end-shape="id2" draw:end-glue-point="6" svg:d="M11922 13890h-5207v-5778" svg:viewBox="0 0 5208 5779">
          <text:p/>
        </draw:connector>
        <draw:connector draw:style-name="gr6" draw:text-style-name="P7" draw:layer="layout" svg:x1="10.525cm" svg:y1="6.715cm" svg:x2="16.938cm" svg:y2="8.62cm" draw:start-shape="id2" draw:start-glue-point="7" draw:end-shape="id3" draw:end-glue-point="0" svg:d="M10525 6715h6413v1905" svg:viewBox="0 0 6414 1906">
          <text:p/>
        </draw:connector>
        <draw:custom-shape draw:style-name="gr10" draw:text-style-name="P11" xml:id="id4" draw:id="id4" draw:layer="layout" svg:width="4.826cm" svg:height="1.651cm" svg:x="21.701cm" svg:y="8.62cm">
          <text:p text:style-name="P1">Actuator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7.002cm" svg:y1="10.271cm" svg:x2="17.002cm" svg:y2="11.287cm">
          <text:p/>
        </draw:line>
        <draw:connector draw:style-name="gr6" draw:text-style-name="P7" draw:layer="layout" svg:x1="10.525cm" svg:y1="6.715cm" svg:x2="24.114cm" svg:y2="8.62cm" draw:start-shape="id2" draw:start-glue-point="7" draw:end-shape="id4" draw:end-glue-point="0" svg:d="M10525 6715h13589v1905" svg:viewBox="0 0 13590 1906">
          <text:p/>
        </draw:connector>
        <draw:line draw:style-name="gr6" draw:text-style-name="P7" draw:layer="layout" svg:x1="6.715cm" svg:y1="5.318cm" svg:x2="6.715cm" svg:y2="3.794cm">
          <text:p/>
        </draw:line>
        <draw:frame draw:style-name="gr11" draw:text-style-name="P12" draw:layer="layout" svg:width="3.81cm" svg:height="1.016cm" svg:x="7.35cm" svg:y="12.684cm">
          <draw:text-box>
            <text:p>Registers</text:p>
          </draw:text-box>
        </draw:frame>
        <draw:frame draw:style-name="gr12" draw:text-style-name="P12" draw:layer="layout" svg:width="4.699cm" svg:height="0.962cm" svg:x="20.812cm" svg:y="5.699cm">
          <draw:text-box>
            <text:p>Checks health</text:p>
          </draw:text-box>
        </draw:frame>
        <draw:frame draw:style-name="gr13" draw:text-style-name="P12" draw:layer="layout" svg:width="3.81cm" svg:height="0.962cm" svg:x="12.938cm" svg:y="5.626cm">
          <draw:text-box>
            <text:p>Calls</text:p>
          </draw:text-box>
        </draw:frame>
        <draw:frame draw:style-name="gr14" draw:text-style-name="P13" draw:layer="layout" svg:width="6.731cm" svg:height="2.384cm" svg:x="19.034cm" svg:y="14.491cm">
          <draw:text-box>
            <text:p text:style-name="P1">SpringBatchLightmin</text:p>
            <text:p text:style-name="P1">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1:38:24.018478000</meta:creation-date>
    <dc:date>2016-09-07T12:04:33.242635000</dc:date>
    <meta:editing-duration>PT10M45S</meta:editing-duration>
    <meta:editing-cycles>5</meta:editing-cycles>
    <meta:generator>LibreOffice/5.0.0.5$MacOSX_X86_64 LibreOffice_project/1b1a90865e348b492231e1c451437d7a15bb262b</meta:generator>
    <meta:document-statistic meta:object-count="21"/>
  </office:meta>
</office:document-meta>
</file>